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Nbook-Antiqua" svg:font-family="VNbook-Antiqu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26.49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8.01pt"/>
    </style:style>
    <style:style style:name="co8" style:family="table-column">
      <style:table-column-properties fo:break-before="auto" style:column-width="42.01pt"/>
    </style:style>
    <style:style style:name="co9" style:family="table-column">
      <style:table-column-properties fo:break-before="auto" style:column-width="23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5.46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23.24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Bang_20_Luong">
      <style:table-properties table:display="true" style:writing-mode="lr-tb"/>
    </style:style>
    <style:style style:name="ta2" style:family="table" style:master-page-name="PageStyle_5f_Bang_20_cham_20_cong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dotte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fo:background-color="#c0c0c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dotted #000000" style:diagonal-bl-tr="none" style:diagonal-tl-br="none" fo:border-left="0.74pt solid #808080" fo:border-right="0.74pt solid #808080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808080" fo:border-right="0.74pt solid #808080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4">
      <style:table-cell-properties fo:border-bottom="0.74pt dotted #000000" fo:background-color="#c0c0c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order-bottom="0.74pt dotted #000000" style:diagonal-bl-tr="none" style:diagonal-tl-br="none" fo:border-left="0.74pt solid #808080" fo:border-right="none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order-bottom="0.74pt solid #000000" style:diagonal-bl-tr="none" style:diagonal-tl-br="none" fo:border-left="0.74pt solid #808080" fo:border-right="none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3">
      <style:table-cell-properties fo:border-bottom="0.74pt dotted #000000" fo:background-color="#c0c0c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order-bottom="0.74pt dotted #000000" style:diagonal-bl-tr="none" style:diagonal-tl-br="none" fo:border-left="0.74pt solid #808080" fo:border-right="none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0.74pt solid #000000" style:diagonal-bl-tr="none" style:diagonal-tl-br="none" fo:border-left="0.74pt solid #808080" fo:border-right="none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dotted #000000" style:diagonal-bl-tr="none" style:diagonal-tl-br="none" fo:border-left="0.74pt solid #80808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80808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Bang cham cong'.A1">
          <table:help-message table:title="Excel.webkynang.vn" table:display="true">
            <text:p>Mạng xã hội học excel đầu tiên tại Việt Nam</text:p>
          </table:help-message>
          <table:error-message table:message-type="stop" table:display="true"/>
        </table:content-validation>
      </table:content-validations>
      <table:table table:name="Bang Luo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4" table:number-columns-repeated="1013" table:default-cell-style-name="ce9"/>
        <table:table-column table:style-name="co4" table:default-cell-style-name="ce28"/>
        <table:table-row table:style-name="ro1">
          <table:table-cell table:style-name="ce1" table:content-validation-name="val1" office:value-type="string" calcext:value-type="string">
            <text:p>CÔNG TY TNHH PHÁT TRIỂN VÀ DỊCH VỤ NGUỒN MỞ THUẬN ĐỨC</text:p>
          </table:table-cell>
          <table:table-cell table:style-name="Default" table:content-validation-name="val1" table:number-columns-repeated="1022"/>
          <table:table-cell table:style-name="Default"/>
        </table:table-row>
        <table:table-row table:style-name="ro1">
          <table:table-cell table:style-name="ce2" table:content-validation-name="val1" office:value-type="string" calcext:value-type="string">
            <text:p>Điện thoại: 02336 270 610 - 0905 908 430</text:p>
          </table:table-cell>
          <table:table-cell table:style-name="Default" table:content-validation-name="val1" table:number-columns-repeated="1022"/>
          <table:table-cell table:style-name="Default"/>
        </table:table-row>
        <table:table-row table:style-name="ro1">
          <table:table-cell table:style-name="ce2" table:content-validation-name="val1" office:value-type="string" calcext:value-type="string">
            <text:p><text:a xlink:href="mailto:contact@tdfoss.vn" xlink:type="simple">Email: contact@tdfoss.vn</text:a></text:p>
          </table:table-cell>
          <table:table-cell table:style-name="Default" table:content-validation-name="val1" table:number-columns-repeated="1022"/>
          <table:table-cell table:style-name="Default"/>
        </table:table-row>
        <table:table-row table:style-name="ro1">
          <table:table-cell table:style-name="ce3" table:content-validation-name="val1" office:value-type="string" calcext:value-type="string" table:number-columns-spanned="10" table:number-rows-spanned="1">
            <text:p>BẢNG LƯƠNG THÁNG 01/2018</text:p>
          </table:table-cell>
          <table:covered-table-cell table:number-columns-repeated="9" table:style-name="ce3" table:content-validation-name="val1"/>
          <table:table-cell table:style-name="Default" table:content-validation-name="val1" table:number-columns-repeated="1013"/>
          <table:table-cell table:style-name="Default"/>
        </table:table-row>
        <table:table-row table:style-name="ro1">
          <table:table-cell table:style-name="Default" table:content-validation-name="val1" table:number-columns-repeated="1023"/>
          <table:table-cell table:style-name="Default"/>
        </table:table-row>
        <table:table-row table:style-name="ro2">
          <table:table-cell table:style-name="ce4" table:content-validation-name="val1" office:value-type="string" calcext:value-type="string">
            <text:p>STT</text:p>
          </table:table-cell>
          <table:table-cell table:style-name="ce4" table:content-validation-name="val1" office:value-type="string" calcext:value-type="string">
            <text:p>Họ và Tên</text:p>
          </table:table-cell>
          <table:table-cell table:style-name="ce4" table:content-validation-name="val1" office:value-type="string" calcext:value-type="string">
            <text:p>Chức vụ</text:p>
          </table:table-cell>
          <table:table-cell table:style-name="ce4" table:content-validation-name="val1" office:value-type="string" calcext:value-type="string">
            <text:p>Ngày Công</text:p>
          </table:table-cell>
          <table:table-cell table:style-name="ce18" table:content-validation-name="val1" office:value-type="string" calcext:value-type="string">
            <text:p>Lương CB</text:p>
          </table:table-cell>
          <table:table-cell table:style-name="ce18" table:content-validation-name="val1" office:value-type="string" calcext:value-type="string">
            <text:p>Lương ngày công</text:p>
          </table:table-cell>
          <table:table-cell table:style-name="ce18" table:content-validation-name="val1" office:value-type="string" calcext:value-type="string">
            <text:p>Phụ Cấp</text:p>
          </table:table-cell>
          <table:table-cell table:style-name="ce18" table:content-validation-name="val1" office:value-type="string" calcext:value-type="string">
            <text:p>Tạm ứng</text:p>
          </table:table-cell>
          <table:table-cell table:style-name="ce18" table:content-validation-name="val1" office:value-type="string" calcext:value-type="string">
            <text:p>Lương thực lĩnh</text:p>
          </table:table-cell>
          <table:table-cell table:style-name="ce4" table:content-validation-name="val1" office:value-type="string" calcext:value-type="string">
            <text:p>Ký Nhận</text:p>
          </table:table-cell>
          <table:table-cell table:style-name="ce27" table:content-validation-name="val1" table:number-columns-repeated="1013"/>
          <table:table-cell/>
        </table:table-row>
        <table:table-row table:style-name="ro1">
          <table:table-cell table:style-name="ce5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9" table:content-validation-name="val1" table:number-columns-repeated="5"/>
          <table:table-cell table:style-name="ce10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6" table:content-validation-name="val1" office:value-type="float" office:value="1" calcext:value-type="float">
            <text:p>1</text:p>
          </table:table-cell>
          <table:table-cell table:style-name="ce11" table:content-validation-name="val1" office:value-type="string" calcext:value-type="string">
            <text:p>Hồ Ngọc Triển</text:p>
          </table:table-cell>
          <table:table-cell table:style-name="ce11" table:content-validation-name="val1" office:value-type="string" calcext:value-type="string">
            <text:p>Giám đốc</text:p>
          </table:table-cell>
          <table:table-cell table:style-name="ce16" table:content-validation-name="val1"/>
          <table:table-cell table:style-name="ce20" table:content-validation-name="val1" table:number-columns-repeated="5"/>
          <table:table-cell table:style-name="ce25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6" table:content-validation-name="val1" office:value-type="float" office:value="2" calcext:value-type="float">
            <text:p>2</text:p>
          </table:table-cell>
          <table:table-cell table:style-name="ce11" table:content-validation-name="val1" office:value-type="string" calcext:value-type="string">
            <text:p>Phan Hữu Hiền</text:p>
          </table:table-cell>
          <table:table-cell table:style-name="ce11" table:content-validation-name="val1" office:value-type="string" calcext:value-type="string">
            <text:p>Thực tập</text:p>
          </table:table-cell>
          <table:table-cell table:style-name="ce16" table:content-validation-name="val1" office:value-type="float" office:value="24" calcext:value-type="float">
            <text:p>24.00</text:p>
          </table:table-cell>
          <table:table-cell table:style-name="ce20" table:content-validation-name="val1" office:value-type="float" office:value="2000000" calcext:value-type="float">
            <text:p>2,000,000</text:p>
          </table:table-cell>
          <table:table-cell table:style-name="ce20" table:content-validation-name="val1" table:formula="of:=[.E9]*[.D9]/24" office:value-type="float" office:value="2000000" calcext:value-type="float">
            <text:p>2,000,000</text:p>
          </table:table-cell>
          <table:table-cell table:style-name="ce20" table:content-validation-name="val1" table:number-columns-repeated="2"/>
          <table:table-cell table:style-name="ce20" table:content-validation-name="val1" table:formula="of:=[.G9]+[.F9]-[.H9]" office:value-type="float" office:value="2000000" calcext:value-type="float">
            <text:p>2,000,000</text:p>
          </table:table-cell>
          <table:table-cell table:style-name="ce25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6" table:content-validation-name="val1"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Hồ Thị Xuân</text:p>
          </table:table-cell>
          <table:table-cell table:style-name="ce11" table:content-validation-name="val1" office:value-type="string" calcext:value-type="string">
            <text:p>Nhân viên</text:p>
          </table:table-cell>
          <table:table-cell table:style-name="ce16" table:content-validation-name="val1" office:value-type="float" office:value="23" calcext:value-type="float">
            <text:p>23.00</text:p>
          </table:table-cell>
          <table:table-cell table:style-name="ce20" table:content-validation-name="val1" office:value-type="float" office:value="3000000" calcext:value-type="float">
            <text:p>3,000,000</text:p>
          </table:table-cell>
          <table:table-cell table:style-name="ce20" table:content-validation-name="val1" table:formula="of:=[.D10]*[.E10]/24" office:value-type="float" office:value="2875000" calcext:value-type="float">
            <text:p>2,875,000</text:p>
          </table:table-cell>
          <table:table-cell table:style-name="ce20" table:content-validation-name="val1" table:number-columns-repeated="2"/>
          <table:table-cell table:style-name="ce20" table:content-validation-name="val1" table:formula="of:=[.G10]+[.F10]-[.H10]" office:value-type="float" office:value="2875000" calcext:value-type="float">
            <text:p>2,875,000</text:p>
          </table:table-cell>
          <table:table-cell table:style-name="ce25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6" table:content-validation-name="val1" office:value-type="float" office:value="4" calcext:value-type="float">
            <text:p>4</text:p>
          </table:table-cell>
          <table:table-cell table:style-name="ce11" table:content-validation-name="val1" office:value-type="string" calcext:value-type="string">
            <text:p>Hồ Thị Linh</text:p>
          </table:table-cell>
          <table:table-cell table:style-name="ce11" table:content-validation-name="val1" office:value-type="string" calcext:value-type="string">
            <text:p>Nhân viên</text:p>
          </table:table-cell>
          <table:table-cell table:style-name="ce16" table:content-validation-name="val1" office:value-type="float" office:value="23" calcext:value-type="float">
            <text:p>23.00</text:p>
          </table:table-cell>
          <table:table-cell table:style-name="ce20" table:content-validation-name="val1" office:value-type="float" office:value="3500000" calcext:value-type="float">
            <text:p>3,500,000</text:p>
          </table:table-cell>
          <table:table-cell table:style-name="ce20" table:content-validation-name="val1" table:formula="of:=[.D11]*[.E11]/24" office:value-type="float" office:value="3354166.66666667" calcext:value-type="float">
            <text:p>3,354,167</text:p>
          </table:table-cell>
          <table:table-cell table:style-name="ce20" table:content-validation-name="val1" table:number-columns-repeated="2"/>
          <table:table-cell table:style-name="ce20" table:content-validation-name="val1" table:formula="of:=[.G11]+[.F11]-[.H11]" office:value-type="float" office:value="3354166.66666667" calcext:value-type="float">
            <text:p>3,354,167</text:p>
          </table:table-cell>
          <table:table-cell table:style-name="ce25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6" table:content-validation-name="val1" office:value-type="float" office:value="5" calcext:value-type="float">
            <text:p>5</text:p>
          </table:table-cell>
          <table:table-cell table:style-name="ce11" table:content-validation-name="val1" office:value-type="string" calcext:value-type="string">
            <text:p>Lê Hồng Quang</text:p>
          </table:table-cell>
          <table:table-cell table:style-name="ce11" table:content-validation-name="val1"/>
          <table:table-cell table:style-name="ce16" table:content-validation-name="val1" office:value-type="float" office:value="24" calcext:value-type="float">
            <text:p>24.00</text:p>
          </table:table-cell>
          <table:table-cell table:style-name="ce20" table:content-validation-name="val1" office:value-type="float" office:value="2000000" calcext:value-type="float">
            <text:p>2,000,000</text:p>
          </table:table-cell>
          <table:table-cell table:style-name="ce20" table:content-validation-name="val1" table:formula="of:=[.E12]*[.D12]/24" office:value-type="float" office:value="2000000" calcext:value-type="float">
            <text:p>2,000,000</text:p>
          </table:table-cell>
          <table:table-cell table:style-name="ce20" table:content-validation-name="val1" table:number-columns-repeated="2"/>
          <table:table-cell table:style-name="ce20" table:content-validation-name="val1" table:formula="of:=[.F12]+[.G12]-[.H12]" office:value-type="float" office:value="2000000" calcext:value-type="float">
            <text:p>2,000,000</text:p>
          </table:table-cell>
          <table:table-cell table:style-name="ce25" table:content-validation-name="val1"/>
          <table:table-cell table:content-validation-name="val1" table:number-columns-repeated="1013"/>
          <table:table-cell/>
        </table:table-row>
        <table:table-row table:style-name="ro1">
          <table:table-cell table:style-name="ce7" table:content-validation-name="val1"/>
          <table:table-cell table:style-name="ce12" table:content-validation-name="val1" table:number-columns-repeated="2"/>
          <table:table-cell table:style-name="ce17" table:content-validation-name="val1"/>
          <table:table-cell table:style-name="ce21" table:content-validation-name="val1" table:number-columns-repeated="4"/>
          <table:table-cell table:style-name="ce20" table:content-validation-name="val1"/>
          <table:table-cell table:style-name="ce26" table:content-validation-name="val1"/>
          <table:table-cell table:content-validation-name="val1" table:number-columns-repeated="1013"/>
          <table:table-cell/>
        </table:table-row>
        <table:table-row table:style-name="ro3">
          <table:table-cell table:style-name="ce8" table:content-validation-name="val1"/>
          <table:table-cell table:style-name="ce8" table:content-validation-name="val1" office:value-type="string" calcext:value-type="string">
            <text:p>TỔNG CỘNG</text:p>
          </table:table-cell>
          <table:table-cell table:style-name="ce14" table:content-validation-name="val1" table:number-columns-repeated="2"/>
          <table:table-cell table:style-name="ce22" table:content-validation-name="val1" table:formula="of:=SUM([.E7:.E13])" office:value-type="float" office:value="10500000" calcext:value-type="float">
            <text:p>10,500,000</text:p>
          </table:table-cell>
          <table:table-cell table:style-name="ce22" table:content-validation-name="val1"/>
          <table:table-cell table:style-name="ce22" table:content-validation-name="val1" table:formula="of:=SUM([.G7:.G13])" office:value-type="float" office:value="0" calcext:value-type="float">
            <text:p>0</text:p>
          </table:table-cell>
          <table:table-cell table:style-name="ce22" table:content-validation-name="val1"/>
          <table:table-cell table:style-name="ce22" table:content-validation-name="val1" table:formula="of:=SUM([.I7:.I13])" office:value-type="float" office:value="10229166.6666667" calcext:value-type="float">
            <text:p>10,229,167</text:p>
          </table:table-cell>
          <table:table-cell table:style-name="ce22" table:content-validation-name="val1"/>
          <table:table-cell table:content-validation-name="val1" table:number-columns-repeated="1013"/>
          <table:table-cell/>
        </table:table-row>
        <table:table-row table:style-name="ro1" table:number-rows-repeated="3">
          <table:table-cell table:content-validation-name="val1"/>
          <table:table-cell table:style-name="Default" table:content-validation-name="val1"/>
          <table:table-cell table:content-validation-name="val1" table:number-columns-repeated="2"/>
          <table:table-cell table:style-name="ce23" table:content-validation-name="val1" table:number-columns-repeated="5"/>
          <table:table-cell table:content-validation-name="val1" table:number-columns-repeated="1014"/>
          <table:table-cell/>
        </table:table-row>
        <table:table-row table:style-name="ro4">
          <table:table-cell table:content-validation-name="val1"/>
          <table:table-cell table:style-name="ce13" table:content-validation-name="val1" office:value-type="string" calcext:value-type="string">
            <text:p><text:span text:style-name="T1">Người lập</text:span></text:p>
            <text:p><text:span text:style-name="T2">(Ký, họ tên)</text:span></text:p>
          </table:table-cell>
          <table:table-cell table:content-validation-name="val1" table:number-columns-repeated="2"/>
          <table:table-cell table:style-name="ce23" table:content-validation-name="val1" table:number-columns-repeated="3"/>
          <table:table-cell table:style-name="ce24" table:content-validation-name="val1" office:value-type="string" calcext:value-type="string">
            <text:p><text:span text:style-name="T1">Giám đốc</text:span></text:p>
            <text:p><text:span text:style-name="T2">(Ký, họ tên)</text:span></text:p>
          </table:table-cell>
          <table:table-cell table:style-name="ce23" table:content-validation-name="val1"/>
          <table:table-cell table:content-validation-name="val1" table:number-columns-repeated="1014"/>
          <table:table-cell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g cham cong" table:style-name="ta2">
        <table:table-column table:style-name="co8" table:default-cell-style-name="ce9"/>
        <table:table-column table:style-name="co4" table:default-cell-style-name="ce9"/>
        <table:table-column table:style-name="co2" table:default-cell-style-name="ce9"/>
        <table:table-column table:style-name="co9" table:number-columns-repeated="31" table:default-cell-style-name="ce9"/>
        <table:table-column table:style-name="co4" table:number-columns-repeated="990" table:default-cell-style-name="ce9"/>
        <table:table-row table:style-name="ro3">
          <table:table-cell table:style-name="ce1" table:formula="of:=TEN" office:value-type="string" office:string-value="Webkynang.vn" calcext:value-type="string">
            <text:p>Webkynang.vn</text:p>
          </table:table-cell>
          <table:table-cell table:style-name="Default" table:number-columns-repeated="1023"/>
        </table:table-row>
        <table:table-row table:style-name="ro5">
          <table:table-cell table:style-name="ce2" table:formula="of:=DC" office:value-type="string" office:string-value="Mỹ Đình - Hà Nội" calcext:value-type="string">
            <text:p>Mỹ Đình - Hà Nội</text:p>
          </table:table-cell>
          <table:table-cell table:style-name="Default" table:number-columns-repeated="1023"/>
        </table:table-row>
        <table:table-row table:style-name="ro5">
          <table:table-cell table:style-name="ce2" table:formula="of:=MST" office:value-type="string" office:string-value="Mã số thuế : 0101300300" calcext:value-type="string">
            <text:p>Mã số thuế : 0101300300</text:p>
          </table:table-cell>
          <table:table-cell table:style-name="Default" table:number-columns-repeated="1023"/>
        </table:table-row>
        <table:table-row table:style-name="ro6">
          <table:table-cell table:style-name="ce29" table:content-validation-name="val1" office:value-type="string" calcext:value-type="string" table:number-columns-spanned="34" table:number-rows-spanned="1">
            <text:p>BẢNG CHẤM CÔNG</text:p>
          </table:table-cell>
          <table:covered-table-cell table:number-columns-repeated="33" table:style-name="ce29"/>
          <table:table-cell table:style-name="Default" table:content-validation-name="val1" table:number-columns-repeated="990"/>
        </table:table-row>
        <table:table-row table:style-name="ro5">
          <table:table-cell table:style-name="ce30" office:value-type="string" calcext:value-type="string" table:number-columns-spanned="34" table:number-rows-spanned="1">
            <text:p>Tháng 12/2014</text:p>
          </table:table-cell>
          <table:covered-table-cell table:number-columns-repeated="33" table:style-name="ce30"/>
          <table:table-cell table:style-name="Default" table:content-validation-name="val1" table:number-columns-repeated="990"/>
        </table:table-row>
        <table:table-row table:style-name="ro5">
          <table:table-cell table:style-name="Default" table:number-columns-repeated="1024"/>
        </table:table-row>
        <table:table-row table:style-name="ro7"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Mã NV</text:p>
          </table:table-cell>
          <table:table-cell table:style-name="ce4" office:value-type="string" calcext:value-type="string">
            <text:p>Họ và Tê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4" office:value-type="string" calcext:value-type="string">
            <text:p>Tổng</text:p>
          </table:table-cell>
          <table:table-cell table:style-name="ce27" table:number-columns-repeated="989"/>
        </table:table-row>
        <table:table-row table:style-name="ro5">
          <table:table-cell table:style-name="ce5" table:formula="of:=IF([.B8]=&quot;&quot;;&quot;&quot;;MAX([.$A7:.A$7])+1)">
            <text:p/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989"/>
        </table:table-row>
        <table:table-row table:style-name="ro5">
          <table:table-cell table:style-name="ce6" table:formula="of:=IF([.B9]=&quot;&quot;;&quot;&quot;;MAX([.$A$7:.A8])+1)" office:value-type="float" office:value="1" calcext:value-type="float">
            <text:p>1</text:p>
          </table:table-cell>
          <table:table-cell table:style-name="ce11" office:value-type="string" calcext:value-type="string">
            <text:p>TGD</text:p>
          </table:table-cell>
          <table:table-cell table:style-name="ce11" office:value-type="string" calcext:value-type="string">
            <text:p>Chen Jau Yang</text:p>
          </table:table-cell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16"/>
          <table:table-cell table:style-name="ce11"/>
          <table:table-cell table:number-columns-repeated="5" table:style-name="ce33" office:value-type="string" calcext:value-type="string">
            <text:p>x</text:p>
          </table:table-cell>
          <table:table-cell table:style-name="ce11"/>
          <table:table-cell table:style-name="ce16"/>
          <table:table-cell table:number-columns-repeated="5" table:style-name="ce33" office:value-type="string" calcext:value-type="string">
            <text:p>x</text:p>
          </table:table-cell>
          <table:table-cell table:style-name="ce16"/>
          <table:table-cell table:style-name="ce11"/>
          <table:table-cell table:number-columns-repeated="5" table:style-name="ce33" office:value-type="string" calcext:value-type="string">
            <text:p>x</text:p>
          </table:table-cell>
          <table:table-cell table:style-name="ce11"/>
          <table:table-cell table:style-name="ce16"/>
          <table:table-cell table:number-columns-repeated="3" table:style-name="ce33" office:value-type="string" calcext:value-type="string">
            <text:p>x</text:p>
          </table:table-cell>
          <table:table-cell table:style-name="ce11" table:formula="of:=COUNTA([.D9:.AH9])" office:value-type="float" office:value="23" calcext:value-type="float">
            <text:p>23</text:p>
          </table:table-cell>
          <table:table-cell table:number-columns-repeated="989"/>
        </table:table-row>
        <table:table-row table:style-name="ro5">
          <table:table-cell table:style-name="ce6" table:formula="of:=IF([.B10]=&quot;&quot;;&quot;&quot;;MAX([.$A$7:.A9])+1)" office:value-type="float" office:value="2" calcext:value-type="float">
            <text:p>2</text:p>
          </table:table-cell>
          <table:table-cell table:style-name="ce11" office:value-type="string" calcext:value-type="string">
            <text:p>KTT</text:p>
          </table:table-cell>
          <table:table-cell table:style-name="ce11" office:value-type="string" calcext:value-type="string">
            <text:p>Phan Thanh Tuấn</text:p>
          </table:table-cell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16"/>
          <table:table-cell table:style-name="ce11"/>
          <table:table-cell table:number-columns-repeated="5" table:style-name="ce33" office:value-type="string" calcext:value-type="string">
            <text:p>x</text:p>
          </table:table-cell>
          <table:table-cell table:style-name="ce11"/>
          <table:table-cell table:style-name="ce16"/>
          <table:table-cell table:number-columns-repeated="3"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16"/>
          <table:table-cell table:style-name="ce11"/>
          <table:table-cell table:number-columns-repeated="5" table:style-name="ce33" office:value-type="string" calcext:value-type="string">
            <text:p>x</text:p>
          </table:table-cell>
          <table:table-cell table:style-name="ce11"/>
          <table:table-cell table:style-name="ce16"/>
          <table:table-cell table:number-columns-repeated="3" table:style-name="ce33" office:value-type="string" calcext:value-type="string">
            <text:p>x</text:p>
          </table:table-cell>
          <table:table-cell table:style-name="ce11" table:formula="of:=COUNTA([.D10:.AH10])" office:value-type="float" office:value="22" calcext:value-type="float">
            <text:p>22</text:p>
          </table:table-cell>
          <table:table-cell table:number-columns-repeated="989"/>
        </table:table-row>
        <table:table-row table:style-name="ro5">
          <table:table-cell table:style-name="ce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1" table:formula="of:=COUNTA([.D11:.AH11])"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table:style-name="ce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1" table:formula="of:=COUNTA([.D12:.AH12])"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table:style-name="ce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1" table:formula="of:=COUNTA([.D13:.AH13])"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table:style-name="ce7" table:formula="of:=IF([.B14]=&quot;&quot;;&quot;&quot;;MAX([.$A$7:.A13])+1)">
            <text:p/>
          </table:table-cell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1" table:formula="of:=COUNTA([.D14:.AH14])" office:value-type="float" office:value="0" calcext:value-type="float">
            <text:p>0</text:p>
          </table:table-cell>
          <table:table-cell table:number-columns-repeated="989"/>
        </table:table-row>
        <table:table-row table:style-name="ro7">
          <table:table-cell table:style-name="ce8"/>
          <table:table-cell table:style-name="ce14"/>
          <table:table-cell table:style-name="ce8" office:value-type="string" calcext:value-type="string">
            <text:p>TỔNG CỘNG</text:p>
          </table:table-cell>
          <table:table-cell table:style-name="ce14" table:number-columns-repeated="32"/>
          <table:table-cell table:number-columns-repeated="989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_Fill" table:base-cell-address="$'Bang Luong'.$A$1" table:expression="#REF!"/>
        </table:named-expressions>
      </table:table>
      <table:named-expressions>
        <table:named-expression table:name="DC" table:base-cell-address="$'Bang Luong'.$A$1" table:expression="['file:///home/tdfoss/Downloads/1'#$Main.$A$2]"/>
        <table:named-expression table:name="GD" table:base-cell-address="$'Bang Luong'.$A$1" table:expression="['file:///home/tdfoss/Downloads/1'#$Main.$B$5]"/>
        <table:named-expression table:name="KTT" table:base-cell-address="$'Bang Luong'.$A$1" table:expression="['file:///home/tdfoss/Downloads/1'#$Main.$B$6]"/>
        <table:named-expression table:name="MST" table:base-cell-address="$'Bang Luong'.$A$1" table:expression="['file:///home/tdfoss/Downloads/1'#$Main.$A$3]"/>
        <table:named-expression table:name="NGCUOI" table:base-cell-address="$'Bang Luong'.$A$1" table:expression="['file:///home/tdfoss/Downloads/1'#$Main.$K$7]"/>
        <table:named-expression table:name="NGDAU" table:base-cell-address="$'Bang Luong'.$A$1" table:expression="['file:///home/tdfoss/Downloads/1'#$Main.$J$7]"/>
        <table:named-expression table:name="NGS" table:base-cell-address="$'Bang Luong'.$A$1" table:expression="['file:///home/tdfoss/Downloads/1'#$Main.$B$9]"/>
        <table:named-expression table:name="NLB" table:base-cell-address="$'Bang Luong'.$A$1" table:expression="['file:///home/tdfoss/Downloads/1'#$Main.$B$7]"/>
        <table:named-expression table:name="Tel" table:base-cell-address="$'Bang Luong'.$A$1" table:expression="['file:///home/tdfoss/Downloads/1'#$Main.$A$4]"/>
        <table:named-expression table:name="TEN" table:base-cell-address="$'Bang Luong'.$A$1" table:expression="['file:///home/tdfoss/Downloads/1'#$Main.$A$1]"/>
        <table:named-expression table:name="TQ" table:base-cell-address="$'Bang Luong'.$A$1" table:expression="['file:///home/tdfoss/Downloads/1'#$Main.$B$8]"/>
        <table:named-expression table:name="_Fill" table:base-cell-address="$'Bang Luong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VNbook-Antiqua" svg:font-family="VNbook-Antiqu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9P0" style:volatile="true">
      <number:number number:decimal-places="0" loext:min-decimal-places="0" number:min-integer-digits="2" number:grouping="true"/>
    </number:number-style>
    <number:number-style style:name="N129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129">
      <number:text>   -</number:text>
      <style:map style:condition="value()&gt;0" style:apply-style-name="N129P0"/>
      <style:map style:condition="value()&lt;0" style:apply-style-name="N129P1"/>
    </number:number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7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37P2" style:volatile="true">
      <loext:fill-character> </loext:fill-character>
      <number:text>-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VNbook-Antiqua" fo:font-family="VNbook-Antiqua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VNbook-Antiqua" style:font-family-complex="VNbook-Antiqua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0:02:19.394915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" style:display-name="PageStyle_Bang Luo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g_20_cham_20_cong" style:display-name="PageStyle_Bang cham co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06:01:06</meta:creation-date>
    <meta:initial-creator>Pham Xuan Truong</meta:initial-creator>
    <dc:language>en-US</dc:language>
    <dc:date>2018-02-07T10:02:31.953326636</dc:date>
    <meta:editing-cycles>11</meta:editing-cycles>
    <meta:editing-duration>PT31M34S</meta:editing-duration>
    <meta:generator>LibreOffice/5.1.6.2$Linux_X86_64 LibreOffice_project/10m0$Build-2</meta:generator>
    <meta:document-statistic meta:table-count="2" meta:cell-count="150" meta:object-count="0"/>
    <meta:user-defined meta:name="AppVersion">14.0300</meta:user-defined>
    <meta:user-defined meta:name="Company">Big 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